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4854in"/>
    </style:style>
    <style:style style:name="TableColumn3" style:family="table-column">
      <style:table-column-properties style:column-width="0.843in"/>
    </style:style>
    <style:style style:name="TableColumn4" style:family="table-column">
      <style:table-column-properties style:column-width="3.109in"/>
    </style:style>
    <style:style style:name="TableColumn5" style:family="table-column">
      <style:table-column-properties style:column-width="1.125in"/>
    </style:style>
    <style:style style:name="TableColumn6" style:family="table-column">
      <style:table-column-properties style:column-width="1.177in"/>
    </style:style>
    <style:style style:name="Table1" style:family="table" style:master-page-name="MP0">
      <style:table-properties style:width="6.7395in" fo:margin-left="0.059in" table:align="left"/>
    </style:style>
    <style:style style:name="TableRow7" style:family="table-row">
      <style:table-row-properties style:min-row-height="0.4479in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Įprastasis" style:family="paragraph">
      <style:paragraph-properties fo:break-before="page" fo:text-align="center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Įprastasis" style:family="paragraph">
      <style:paragraph-properties fo:text-align="center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Įprastasis" style:family="paragraph">
      <style:paragraph-properties fo:text-align="center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Įprastasis" style:family="paragraph">
      <style:paragraph-properties fo:text-align="center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Įprastasis" style:family="paragraph">
      <style:paragraph-properties fo:text-align="center"/>
    </style:style>
    <style:style style:name="TableRow18" style:family="table-row">
      <style:table-row-properties style:min-row-height="0.4479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Įprastasis" style:family="paragraph">
      <style:paragraph-properties fo:text-align="center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Įprastasis" style:family="paragraph">
      <style:paragraph-properties fo:text-align="center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Įprastasis" style:family="paragraph">
      <style:paragraph-properties fo:text-align="center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Įprastasis" style:family="paragraph">
      <style:paragraph-properties fo:text-align="center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Įprastasis" style:family="paragraph">
      <style:paragraph-properties fo:text-align="center"/>
    </style:style>
    <style:style style:name="TableRow29" style:family="table-row">
      <style:table-row-properties style:min-row-height="0.4479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Įprastasis" style:family="paragraph">
      <style:paragraph-properties fo:text-align="center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Įprastasis" style:family="paragraph">
      <style:paragraph-properties fo:text-align="center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Įprastasis" style:family="paragraph">
      <style:paragraph-properties fo:text-align="center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Įprastasis" style:family="paragraph">
      <style:paragraph-properties fo:text-align="center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Įprastasis" style:family="paragraph">
      <style:paragraph-properties fo:text-align="center"/>
    </style:style>
    <style:style style:name="TableRow40" style:family="table-row">
      <style:table-row-properties style:min-row-height="0.4479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Įprastasis" style:family="paragraph">
      <style:paragraph-properties fo:text-align="center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Įprastasis" style:family="paragraph">
      <style:paragraph-properties fo:text-align="center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Įprastasis" style:family="paragraph">
      <style:paragraph-properties fo:text-align="center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Įprastasis" style:family="paragraph">
      <style:paragraph-properties fo:text-align="center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Įprastasis" style:family="paragraph">
      <style:paragraph-properties fo:text-align="center"/>
    </style:style>
    <style:style style:name="TableRow51" style:family="table-row">
      <style:table-row-properties style:min-row-height="0.4479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Įprastasis" style:family="paragraph">
      <style:paragraph-properties fo:text-align="center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Įprastasis" style:family="paragraph">
      <style:paragraph-properties fo:text-align="center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Įprastasis" style:family="paragraph">
      <style:paragraph-properties fo:text-align="center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Įprastasis" style:family="paragraph">
      <style:paragraph-properties fo:text-align="center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Įprastasis" style:family="paragraph">
      <style:paragraph-properties fo:text-align="center"/>
    </style:style>
    <style:style style:name="TableRow62" style:family="table-row">
      <style:table-row-properties style:min-row-height="0.4479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Įprastasis" style:family="paragraph">
      <style:paragraph-properties fo:text-align="center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Įprastasis" style:family="paragraph">
      <style:paragraph-properties fo:text-align="center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Įprastasis" style:family="paragraph">
      <style:paragraph-properties fo:text-align="center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Įprastasis" style:family="paragraph">
      <style:paragraph-properties fo:text-align="center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Įprastasis" style:family="paragraph">
      <style:paragraph-properties fo:text-align="cente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Eil.Nr</text:p>
          </table:table-cell>
          <table:table-cell table:style-name="TableCell10">
            <text:p text:style-name="P11">Data</text:p>
          </table:table-cell>
          <table:table-cell table:style-name="TableCell12">
            <text:p text:style-name="P13">Tyrimo pavadinimas</text:p>
          </table:table-cell>
          <table:table-cell table:style-name="TableCell14">
            <text:p text:style-name="P15">Ambulatoriniai</text:p>
          </table:table-cell>
          <table:table-cell table:style-name="TableCell16">
            <text:p text:style-name="P17">Stacionariniai</text:p>
          </table:table-cell>
        </table:table-row>
        <table:table-row table:style-name="TableRow18">
          <table:table-cell table:style-name="TableCell19">
            <text:p text:style-name="P20">1</text:p>
          </table:table-cell>
          <table:table-cell table:style-name="TableCell21">
            <text:p text:style-name="P22">2018-01</text:p>
          </table:table-cell>
          <table:table-cell table:style-name="TableCell23">
            <text:p text:style-name="P24">Kruvio miokardo perfuzine scintigrafija</text:p>
          </table:table-cell>
          <table:table-cell table:style-name="TableCell25">
            <text:p text:style-name="P26">70</text:p>
          </table:table-cell>
          <table:table-cell table:style-name="TableCell27">
            <text:p text:style-name="P28">10</text:p>
          </table:table-cell>
        </table:table-row>
        <table:table-row table:style-name="TableRow29">
          <table:table-cell table:style-name="TableCell30">
            <text:p text:style-name="P31">2</text:p>
          </table:table-cell>
          <table:table-cell table:style-name="TableCell32">
            <text:p text:style-name="P33">2018-01</text:p>
          </table:table-cell>
          <table:table-cell table:style-name="TableCell34">
            <text:p text:style-name="P35">Ramybes mokardo perfuzine scintigrafija</text:p>
          </table:table-cell>
          <table:table-cell table:style-name="TableCell36">
            <text:p text:style-name="P37">70</text:p>
          </table:table-cell>
          <table:table-cell table:style-name="TableCell38">
            <text:p text:style-name="P39">10</text:p>
          </table:table-cell>
        </table:table-row>
        <table:table-row table:style-name="TableRow40">
          <table:table-cell table:style-name="TableCell41">
            <text:p text:style-name="P42">3</text:p>
          </table:table-cell>
          <table:table-cell table:style-name="TableCell43">
            <text:p text:style-name="P44">2018-01</text:p>
          </table:table-cell>
          <table:table-cell table:style-name="TableCell45">
            <text:p text:style-name="P46">Plauciu perfuzine scintigrafija</text:p>
          </table:table-cell>
          <table:table-cell table:style-name="TableCell47">
            <text:p text:style-name="P48">30</text:p>
          </table:table-cell>
          <table:table-cell table:style-name="TableCell49">
            <text:p text:style-name="P50">4</text:p>
          </table:table-cell>
        </table:table-row>
        <table:table-row table:style-name="TableRow51">
          <table:table-cell table:style-name="TableCell52">
            <text:p text:style-name="P53">4</text:p>
          </table:table-cell>
          <table:table-cell table:style-name="TableCell54">
            <text:p text:style-name="P55">2018-01</text:p>
          </table:table-cell>
          <table:table-cell table:style-name="TableCell56">
            <text:p text:style-name="P57">Plauciu ventiliacine scintigrafija</text:p>
          </table:table-cell>
          <table:table-cell table:style-name="TableCell58">
            <text:p text:style-name="P59">12</text:p>
          </table:table-cell>
          <table:table-cell table:style-name="TableCell60">
            <text:p text:style-name="P61">3</text:p>
          </table:table-cell>
        </table:table-row>
        <table:table-row table:style-name="TableRow62">
          <table:table-cell table:style-name="TableCell63">
            <text:p text:style-name="P64">5</text:p>
          </table:table-cell>
          <table:table-cell table:style-name="TableCell65">
            <text:p text:style-name="P66">2018-01</text:p>
          </table:table-cell>
          <table:table-cell table:style-name="TableCell67">
            <text:p text:style-name="P68">Inkstu dinamine scintigrafija</text:p>
          </table:table-cell>
          <table:table-cell table:style-name="TableCell69">
            <text:p text:style-name="P70">20</text:p>
          </table:table-cell>
          <table:table-cell table:style-name="TableCell71">
            <text:p text:style-name="P72">5</text:p>
          </table:table-cell>
        </table:table-row>
      </table:table>
      <text:p text:style-name="Įprastasis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Įprastasis" style:display-name="Įprastasis" style:family="paragraph">
      <style:text-properties fo:hyphenate="false"/>
    </style:style>
    <style:style style:name="Numatytasispastraiposšriftas" style:display-name="Numatytasis pastraipos šrifta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uta Urbanaviciute</meta:initial-creator>
    <dc:creator>Ruta Urbanaviciute</dc:creator>
    <meta:creation-date>2019-09-22T12:43:00Z</meta:creation-date>
    <dc:date>2019-09-22T12:52:00Z</dc:date>
    <meta:template xlink:href="Normal" xlink:type="simple"/>
    <meta:editing-cycles>2</meta:editing-cycles>
    <meta:editing-duration>PT540S</meta:editing-duration>
    <meta:document-statistic meta:page-count="1" meta:paragraph-count="1" meta:word-count="48" meta:character-count="321" meta:row-count="2" meta:non-whitespace-character-count="274"/>
  </office:meta>
</office:document-meta>
</file>